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7708333333333334in"/>
    </style:style>
    <style:style style:name="co3" style:family="table-column">
      <style:table-column-properties fo:break-before="auto" style:column-width="1.2083333333333333in"/>
    </style:style>
    <style:style style:name="co4" style:family="table-column">
      <style:table-column-properties fo:break-before="auto" style:column-width="1.57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Métrica PR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étrica PRS" table:style-name="ta1" table:print="false">
        <office:forms form:automatic-focus="false" form:apply-design-mode="false"/>
        <table:table-column table:style-name="co2" table:default-cell-style-name="ce-1"/>
        <table:table-column table:style-name="co1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Total de Horas Estimadas</text:p>
          </table:table-cell>
          <table:table-cell table:style-name="ce23" office:value-type="string">
            <text:p>Total de Horas Concedidas</text:p>
          </table:table-cell>
          <table:table-cell table:style-name="ce23" office:value-type="string">
            <text:p>Total de Horas Previstas</text:p>
          </table:table-cell>
          <table:table-cell table:style-name="ce23" office:value-type="string">
            <text:p>Total de Horas Realizadas</text:p>
          </table:table-cell>
          <table:table-cell table:style-name="ce23" office:value-type="string">
            <text:p>Desvio de Esforço Estimado (%)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cepção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7" table:formula="oooc:=(1)-([.F3]/[.D3])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Planej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4]/[.D4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5]/[.D5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6]/[.D6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7]/[.D7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8]/[.D8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9]/[.D9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10]/[.D10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11]/[.D11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Encerr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1)-([.F12]/[.D12])" office:value-type="string" office:value="#VALUE!">
            <text:p>#VALUE!</text:p>
          </table:table-cell>
          <table:table-cell table:style-name="ce24"/>
        </table:table-row>
        <table:table-row table:style-name="ro2">
          <table:table-cell/>
          <table:table-cell table:number-columns-repeated="6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étrica PRS" style:display-name="PageStyle_Métrica PR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